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Azione_20_sistema">
      <style:text-properties officeooo:paragraph-rsid="001f2df0"/>
    </style:style>
    <style:style style:name="P4" style:family="paragraph" style:parent-style-name="Table_20_Contents" style:list-style-name="L1"/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paragraph-rsid="000952b6"/>
    </style:style>
    <style:style style:name="P7" style:family="paragraph" style:parent-style-name="Table_20_Contents">
      <style:text-properties officeooo:paragraph-rsid="000b4d8a"/>
    </style:style>
    <style:style style:name="P8" style:family="paragraph" style:parent-style-name="Azione_20_attore">
      <style:text-properties officeooo:paragraph-rsid="001f2df0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0b4d8a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952b6"/>
    </style:style>
    <style:style style:name="T2" style:family="text">
      <style:text-properties officeooo:rsid="001f2df0"/>
    </style:style>
    <style:style style:name="T3" style:family="text">
      <style:text-properties officeooo:rsid="000b4d8a"/>
    </style:style>
    <style:style style:name="T4" style:family="text">
      <style:text-properties officeooo:rsid="0019dbc7"/>
    </style:style>
    <style:style style:name="T5" style:family="text">
      <style:text-properties officeooo:rsid="0012dfa4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3">Tirocinante risponde richiesta attività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1">Tirocinant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Autenticazione effettuata con successo <text:span text:style-name="T4">come </text:span><text:span text:style-name="T5">Tirocinant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251785" text:style-name="Numerazione_20_UC">
              <text:list-item text:start-value="1">
                <text:p text:style-name="P8"><text:span text:style-name="T2">Tirocinante accede alla sua pagina personale.</text:span></text:p>
              </text:list-item>
              <text:list-item>
                <text:p text:style-name="P3"><text:span text:style-name="T2">Il sistema risponde mostrando un'area (Estende Ricerca)</text:span></text:p>
              </text:list-item>
              <text:list-item>
                <text:p text:style-name="P8"><text:span text:style-name="T2">Tirocinante inserisce la sua matricola e la sottomette al sistema.</text:span></text:p>
              </text:list-item>
              <text:list-item>
                <text:p text:style-name="P3"><text:span text:style-name="T2">Il sistema visualizza l'elenco delle attività che sono state assegnate al tirocinante.</text:span></text:p>
              </text:list-item>
              <text:list-item>
                <text:p text:style-name="P8"><text:span text:style-name="T2">Tirocinante vi</text:span><text:span text:style-name="T3">sualizza le attività, e conferma la sua disponibilità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Postcondizion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266226" text:style-name="L1">
              <text:list-item>
                <text:p text:style-name="P4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P9">UC_M_3<text:span text:style-name="T1">8_</text:span><text:span text:style-name="T3">Tirocinante risponde richiesta attivit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0:12:42.91</meta:creation-date>
    <meta:editing-duration>P0D</meta:editing-duration>
    <meta:editing-cycles>2</meta:editing-cycles>
    <meta:generator>LibreOffice/3.6$Windows_x86 LibreOffice_project/da8c1e6-fd468f4-454e206-f42a4a9-143cfd</meta:generator>
    <dc:date>2012-11-23T10:22:53.91</dc:date>
    <meta:document-statistic meta:table-count="1" meta:image-count="0" meta:object-count="0" meta:page-count="1" meta:paragraph-count="22" meta:word-count="123" meta:character-count="879" meta:non-whitespace-character-count="784"/>
  </office:meta>
</office:document-meta>
</file>